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854in"/>
    </style:style>
    <style:style style:name="co7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327in"/>
    </style:style>
    <style:style style:name="co1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1764in"/>
    </style:style>
    <style:style style:name="co11" style:family="table-column">
      <style:table-column-properties fo:break-before="auto" style:column-width="0.9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ext-properties style:text-position=""/>
    </style:style>
    <style:style style:name="ce6" style:family="table-cell" style:parent-style-name="Default" style:data-style-name="N122">
      <style:text-properties style:text-position="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">
      <style:table-cell-properties fo:background-color="#cccccc"/>
    </style:style>
    <style:style style:name="ce7" style:family="table-cell" style:parent-style-name="Default">
      <style:text-properties fo:color="#ff66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22"/>
  </office:automatic-styles>
  <office:body>
    <office:spreadsheet>
      <table:table table:name="Overview" table:style-name="ta1">
        <table:table-column table:style-name="co1" table:default-cell-style-name="Default"/>
        <table:table-column table:style-name="co9" table:default-cell-style-name="ce3"/>
        <table:table-column table:style-name="co3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table:style-name="ce4" office:value-type="string" calcext:value-type="string" table:number-columns-spanned="2" table:number-rows-spanned="1">
            <text:p>train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4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table:formula="of:=&quot;&quot;&quot;&quot; &amp; [.H3] &amp; &quot;&quot;&quot;,&quot;" office:value-type="string" office:string-value="&quot;NULL&quot;," calcext:value-type="string">
            <text:p>"NULL",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4"/>
          <table:table-cell office:value-type="string" calcext:value-type="string">
            <text:p>numeric</text:p>
          </table:table-cell>
          <table:table-cell table:formula="of:=&quot;&quot;&quot;&quot; &amp; [.H4] &amp; &quot;&quot;&quot;,&quot;" office:value-type="string" office:string-value="&quot;numeric&quot;," calcext:value-type="string">
            <text:p>"numeric",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numeric</text:p>
          </table:table-cell>
          <table:table-cell table:formula="of:=&quot;&quot;&quot;&quot; &amp; [.H5] &amp; &quot;&quot;&quot;,&quot;" office:value-type="string" office:string-value="&quot;numeric&quot;," calcext:value-type="string">
            <text:p>"numeric"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7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603" calcext:value-type="float">
            <text:p>1603</text:p>
          </table:table-cell>
          <table:table-cell table:style-name="ce7" office:value-type="float" office:value="2356" calcext:value-type="float">
            <text:p>2356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8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4259" calcext:value-type="float">
            <text:p>4259</text:p>
          </table:table-cell>
          <table:table-cell table:style-name="ce7" office:value-type="float" office:value="2892" calcext:value-type="float">
            <text:p>289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9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0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7" office:value-type="float" office:value="584" calcext:value-type="float">
            <text:p>584</text:p>
          </table:table-cell>
          <table:table-cell table:style-name="ce7" office:value-type="float" office:value="4551" calcext:value-type="float">
            <text:p>4551</text:p>
          </table:table-cell>
          <table:table-cell table:style-name="ce7" office:value-type="float" office:value="3434" calcext:value-type="float">
            <text:p>3434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1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2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3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8" office:value-type="float" office:value="209565" calcext:value-type="float">
            <text:p>209565</text:p>
          </table:table-cell>
          <table:table-cell table:style-name="ce8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4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8" office:value-type="float" office:value="609169" calcext:value-type="float">
            <text:p>609169</text:p>
          </table:table-cell>
          <table:table-cell table:style-name="ce8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5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7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8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7" office:value-type="float" office:value="259" calcext:value-type="float">
            <text:p>259</text:p>
          </table:table-cell>
          <table:table-cell table:style-name="ce7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9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20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21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22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23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24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25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2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aw" table:style-name="ta1">
        <table:table-column table:style-name="co6" table:default-cell-style-name="Default"/>
        <table:table-column table:style-name="co7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9590" calcext:value-type="float">
            <text:p>291095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7282" calcext:value-type="float">
            <text:p>11247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1" calcext:value-type="float">
            <text:p>13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77" calcext:value-type="float">
            <text:p>435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20812" calcext:value-type="float">
            <text:p>222081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140632" calcext:value-type="float">
            <text:p>3714063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5304" calcext:value-type="float">
            <text:p>3530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3457" calcext:value-type="float">
            <text:p>90345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512" calcext:value-type="float">
            <text:p>1135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4886838" calcext:value-type="float">
            <text:p>34886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317443" calcext:value-type="float">
            <text:p>33174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181796" calcext:value-type="float">
            <text:p>21817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806334" calcext:value-type="float">
            <text:p>180633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98794" calcext:value-type="float">
            <text:p>2987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103365" calcext:value-type="float">
            <text:p>1033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8136554" calcext:value-type="float">
            <text:p>3813655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74533" calcext:value-type="float">
            <text:p>745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table:style-name="Default" office:value-type="string" calcext:value-type="string">
            <text:p>device_conn_type</text:p>
          </table:table-cell>
          <table:table-cell table:style-name="ce6"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58510" calcext:value-type="float">
            <text:p>24358510</text:p>
          </table:table-cell>
          <table:table-cell table:style-name="ce6" office:value-type="float" office:value="0.1785063" calcext:value-type="float">
            <text:p>0.178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497630" calcext:value-type="float">
            <text:p>10497630</text:p>
          </table:table-cell>
          <table:table-cell table:style-name="ce6" office:value-type="float" office:value="0.1873272" calcext:value-type="float">
            <text:p>0.18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76" calcext:value-type="float">
            <text:p>12376</text:p>
          </table:table-cell>
          <table:table-cell table:style-name="ce6" office:value-type="float" office:value="0.1216871" calcext:value-type="float">
            <text:p>0.1216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style-name="ce6" office:value-type="float" office:value="0.182801" calcext:value-type="float">
            <text:p>0.182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table:style-name="ce6" office:value-type="float" office:value="0.1855697" calcext:value-type="float">
            <text:p>0.1855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table:style-name="ce6" office:value-type="float" office:value="0.119248" calcext:value-type="float">
            <text:p>0.119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table:style-name="ce6" office:value-type="float" office:value="0.09520725" calcext:value-type="float">
            <text:p>0.0952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80900" calcext:value-type="float">
            <text:p>2780900</text:p>
          </table:table-cell>
          <table:table-cell table:style-name="ce6" office:value-type="float" office:value="0.1293952" calcext:value-type="float">
            <text:p>0.129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06233" calcext:value-type="float">
            <text:p>506233</text:p>
          </table:table-cell>
          <table:table-cell table:style-name="ce6" office:value-type="float" office:value="0.1540042" calcext:value-type="float">
            <text:p>0.154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style-name="ce6"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0.1684211" calcext:value-type="float">
            <text:p>0.1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style-name="ce6" office:value-type="float" office:value="0.1043478" calcext:value-type="float">
            <text:p>0.1043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475" calcext:value-type="float">
            <text:p>29475</text:p>
          </table:table-cell>
          <table:table-cell table:style-name="ce6" office:value-type="float" office:value="0.3713656" calcext:value-type="float">
            <text:p>0.3713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27287" calcext:value-type="float">
            <text:p>1927287</text:p>
          </table:table-cell>
          <table:table-cell table:style-name="ce6" office:value-type="float" office:value="0.03769496" calcext:value-type="float">
            <text:p>0.03769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43417" calcext:value-type="float">
            <text:p>243417</text:p>
          </table:table-cell>
          <table:table-cell table:style-name="ce6" office:value-type="float" office:value="0.08508034" calcext:value-type="float">
            <text:p>0.08508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0.3076923" calcext:value-type="float">
            <text:p>0.307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14" calcext:value-type="float">
            <text:p>11014</text:p>
          </table:table-cell>
          <table:table-cell table:style-name="ce6" office:value-type="float" office:value="0.2459597" calcext:value-type="float">
            <text:p>0.245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890" calcext:value-type="float">
            <text:p>42890</text:p>
          </table:table-cell>
          <table:table-cell table:style-name="ce6" office:value-type="float" office:value="0.02961063" calcext:value-type="float">
            <text:p>0.02961063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ce6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banner_pos</text:p>
          </table:table-cell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4358510" calcext:value-type="float">
            <text:p>24358510</text:p>
          </table:table-cell>
          <table:table-cell table:style-name="ce6" office:value-type="float" office:value="0.1785063" calcext:value-type="float">
            <text:p>0.178506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497630" calcext:value-type="float">
            <text:p>10497630</text:p>
          </table:table-cell>
          <table:table-cell table:style-name="ce6" office:value-type="float" office:value="0.1873272" calcext:value-type="float">
            <text:p>0.187327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376" calcext:value-type="float">
            <text:p>12376</text:p>
          </table:table-cell>
          <table:table-cell table:style-name="ce6" office:value-type="float" office:value="0.1216871" calcext:value-type="float">
            <text:p>0.121687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35" calcext:value-type="float">
            <text:p>2035</text:p>
          </table:table-cell>
          <table:table-cell table:style-name="ce6" office:value-type="float" office:value="0.182801" calcext:value-type="float">
            <text:p>0.1828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09" calcext:value-type="float">
            <text:p>7609</text:p>
          </table:table-cell>
          <table:table-cell table:style-name="ce6" office:value-type="float" office:value="0.1855697" calcext:value-type="float">
            <text:p>0.185569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85" calcext:value-type="float">
            <text:p>5585</text:p>
          </table:table-cell>
          <table:table-cell table:style-name="ce6" office:value-type="float" office:value="0.119248" calcext:value-type="float">
            <text:p>0.11924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088" calcext:value-type="float">
            <text:p>3088</text:p>
          </table:table-cell>
          <table:table-cell table:style-name="ce6" office:value-type="float" office:value="0.09520725" calcext:value-type="float">
            <text:p>0.0952072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780900" calcext:value-type="float">
            <text:p>2780900</text:p>
          </table:table-cell>
          <table:table-cell table:style-name="ce6" office:value-type="float" office:value="0.1293952" calcext:value-type="float">
            <text:p>0.129395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6233" calcext:value-type="float">
            <text:p>506233</text:p>
          </table:table-cell>
          <table:table-cell table:style-name="ce6" office:value-type="float" office:value="0.1540042" calcext:value-type="float">
            <text:p>0.154004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625" calcext:value-type="float">
            <text:p>625</text:p>
          </table:table-cell>
          <table:table-cell table:style-name="ce6" office:value-type="float" office:value="0.0704" calcext:value-type="float">
            <text:p>0.070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95" calcext:value-type="float">
            <text:p>95</text:p>
          </table:table-cell>
          <table:table-cell table:style-name="ce6" office:value-type="float" office:value="0.1684211" calcext:value-type="float">
            <text:p>0.16842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5" calcext:value-type="float">
            <text:p>115</text:p>
          </table:table-cell>
          <table:table-cell table:style-name="ce6" office:value-type="float" office:value="0.1043478" calcext:value-type="float">
            <text:p>0.104347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9475" calcext:value-type="float">
            <text:p>29475</text:p>
          </table:table-cell>
          <table:table-cell table:style-name="ce6" office:value-type="float" office:value="0.3713656" calcext:value-type="float">
            <text:p>0.371365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927287" calcext:value-type="float">
            <text:p>1927287</text:p>
          </table:table-cell>
          <table:table-cell table:style-name="ce6" office:value-type="float" office:value="0.03769496" calcext:value-type="float">
            <text:p>0.0376949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43417" calcext:value-type="float">
            <text:p>243417</text:p>
          </table:table-cell>
          <table:table-cell table:style-name="ce6" office:value-type="float" office:value="0.08508034" calcext:value-type="float">
            <text:p>0.0850803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8" calcext:value-type="float">
            <text:p>78</text:p>
          </table:table-cell>
          <table:table-cell table:style-name="ce6" office:value-type="float" office:value="0.3076923" calcext:value-type="float">
            <text:p>0.307692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1014" calcext:value-type="float">
            <text:p>11014</text:p>
          </table:table-cell>
          <table:table-cell table:style-name="ce6" office:value-type="float" office:value="0.2459597" calcext:value-type="float">
            <text:p>0.245959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style-name="ce6" office:value-type="float" office:value="0.02961063" calcext:value-type="float">
            <text:p>0.02961063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08:55:33.9535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4-12-28T10:18:19.739594000</dc:date>
    <meta:editing-duration>PT16H11M48S</meta:editing-duration>
    <meta:editing-cycles>20</meta:editing-cycles>
    <meta:generator>LibreOffice/4.2.3.3$MacOSX_X86_64 LibreOffice_project/882f8a0a489bc99a9e60c7905a60226254cb6ff0</meta:generator>
    <meta:document-statistic meta:table-count="3" meta:cell-count="402" meta:object-count="0"/>
  </office:meta>
</office:document-meta>
</file>